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25%" draw:fill-color="#e6e6ff" draw:opacity="25%" draw:textarea-horizontal-align="justify" draw:textarea-vertical-align="middle" draw:auto-grow-height="false" fo:min-height="2.762cm" fo:min-width="2.512cm" draw:shadow-opacity="25%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2.762cm" fo:min-width="2.5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056cm" fo:min-width="1.71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 fo:min-height="2.762cm" fo:min-width="2.512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cm"/>
    </style:style>
    <style:style style:name="gr14" style:family="graphic" style:parent-style-name="standard">
      <style:graphic-properties draw:textarea-horizontal-align="justify" draw:textarea-vertical-align="middle" draw:auto-grow-height="false" fo:min-height="0.31cm" fo:min-width="2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1.206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1.056cm" fo:min-width="3.6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eeeeee"/>
    </style:style>
    <style:style style:name="P4" style:family="paragraph">
      <style:text-properties fo:color="#ffffff"/>
    </style:style>
    <style:style style:name="T1" style:family="text">
      <style:text-properties fo:color="#eeeeee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3.2cm" svg:x="19.253cm" svg:y="2.4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2cm" svg:height="3.2cm" svg:x="18.752cm" svg:y="8.702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3.2cm" svg:height="3.2cm" svg:x="3.1cm" svg:y="9.482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3.5cm" svg:y1="12.282cm" svg:x2="3.5cm" svg:y2="10.282cm">
            <text:p/>
          </draw:line>
          <draw:line draw:style-name="gr3" draw:text-style-name="P1" draw:layer="layout" svg:x1="3.5cm" svg:y1="12.282cm" svg:x2="6cm" svg:y2="12.282cm">
            <text:p/>
          </draw:line>
          <draw:line draw:style-name="gr4" draw:text-style-name="P1" draw:layer="layout" svg:x1="3.9cm" svg:y1="12.282cm" svg:x2="3.9cm" svg:y2="11.282cm">
            <text:p/>
          </draw:line>
          <draw:line draw:style-name="gr4" draw:text-style-name="P1" draw:layer="layout" svg:x1="5.2cm" svg:y1="12.282cm" svg:x2="5.2cm" svg:y2="11.282cm">
            <text:p/>
          </draw:line>
          <draw:line draw:style-name="gr4" draw:text-style-name="P1" draw:layer="layout" svg:x1="3.9cm" svg:y1="11.282cm" svg:x2="5.2cm" svg:y2="11.282cm">
            <text:p/>
          </draw:line>
          <draw:frame draw:style-name="gr5" draw:layer="layout" svg:width="0.9cm" svg:height="0.962cm" svg:x="5.6cm" svg:y="9.32cm">
            <draw:text-box>
              <text:p>γ</text:p>
            </draw:text-box>
          </draw:frame>
          <draw:custom-shape draw:style-name="gr2" draw:text-style-name="P1" draw:layer="layout" svg:width="3.2cm" svg:height="3.2cm" svg:x="2.7cm" svg:y="9.882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3.1cm" svg:y1="12.682cm" svg:x2="3.1cm" svg:y2="10.682cm">
            <text:p/>
          </draw:line>
          <draw:line draw:style-name="gr3" draw:text-style-name="P1" draw:layer="layout" svg:x1="3.1cm" svg:y1="12.682cm" svg:x2="5.6cm" svg:y2="12.682cm">
            <text:p/>
          </draw:line>
          <draw:line draw:style-name="gr4" draw:text-style-name="P1" draw:layer="layout" svg:x1="3.5cm" svg:y1="12.682cm" svg:x2="3.5cm" svg:y2="11.682cm">
            <text:p/>
          </draw:line>
          <draw:line draw:style-name="gr4" draw:text-style-name="P1" draw:layer="layout" svg:x1="4.8cm" svg:y1="12.682cm" svg:x2="4.8cm" svg:y2="11.682cm">
            <text:p/>
          </draw:line>
          <draw:line draw:style-name="gr4" draw:text-style-name="P1" draw:layer="layout" svg:x1="3.5cm" svg:y1="11.682cm" svg:x2="4.8cm" svg:y2="11.682cm">
            <text:p/>
          </draw:line>
          <draw:frame draw:style-name="gr5" draw:layer="layout" svg:width="0.9cm" svg:height="0.962cm" svg:x="5.2cm" svg:y="9.72cm">
            <draw:text-box>
              <text:p>β</text:p>
            </draw:text-box>
          </draw:frame>
          <draw:custom-shape draw:style-name="gr2" draw:text-style-name="P1" draw:layer="layout" svg:width="3.2cm" svg:height="3.2cm" svg:x="2.3cm" svg:y="10.281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2.7cm" svg:y1="13.081cm" svg:x2="2.7cm" svg:y2="11.081cm">
            <text:p/>
          </draw:line>
          <draw:line draw:style-name="gr3" draw:text-style-name="P1" draw:layer="layout" svg:x1="2.7cm" svg:y1="13.081cm" svg:x2="5.2cm" svg:y2="13.081cm">
            <text:p/>
          </draw:line>
          <draw:line draw:style-name="gr4" draw:text-style-name="P1" draw:layer="layout" svg:x1="3.1cm" svg:y1="13.081cm" svg:x2="3.1cm" svg:y2="12.081cm">
            <text:p/>
          </draw:line>
          <draw:line draw:style-name="gr4" draw:text-style-name="P1" draw:layer="layout" svg:x1="4.4cm" svg:y1="13.081cm" svg:x2="4.4cm" svg:y2="12.081cm">
            <text:p/>
          </draw:line>
          <draw:line draw:style-name="gr4" draw:text-style-name="P1" draw:layer="layout" svg:x1="3.1cm" svg:y1="12.081cm" svg:x2="4.4cm" svg:y2="12.081cm">
            <text:p/>
          </draw:line>
          <draw:frame draw:style-name="gr5" draw:layer="layout" svg:width="0.9cm" svg:height="0.962cm" svg:x="4.8cm" svg:y="10.119cm">
            <draw:text-box>
              <text:p>α</text:p>
            </draw:text-box>
          </draw:frame>
        </draw:g>
        <draw:custom-shape draw:style-name="gr6" draw:text-style-name="P2" draw:layer="layout" svg:width="3.384cm" svg:height="1.992cm" draw:transform="rotate (1.5707963267949) translate (7.008cm 12.984cm)">
          <text:p text:style-name="P1"><text:span text:style-name="T2"/></text:p>
          <draw:enhanced-geometry svg:viewBox="0 0 21600 21600" draw:glue-points="?f6 10800 10800 21600 ?f5 10800 10800 0" draw:text-areas="?f3 ?f3 ?f4 ?f4" draw:type="trapezoid" draw:modifiers="3553.374233128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6.3cm" svg:y1="11.3cm" svg:x2="7cm" svg:y2="11.3cm">
          <text:p/>
        </draw:line>
        <draw:g>
          <draw:custom-shape draw:style-name="gr1" draw:text-style-name="P1" draw:layer="layout" svg:width="3.2cm" svg:height="3.2cm" svg:x="11.025cm" svg:y="9.304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1.425cm" svg:y1="12.104cm" svg:x2="11.425cm" svg:y2="10.104cm">
            <text:p/>
          </draw:line>
          <draw:line draw:style-name="gr4" draw:text-style-name="P1" draw:layer="layout" svg:x1="11.825cm" svg:y1="12.104cm" svg:x2="11.825cm" svg:y2="11.104cm">
            <text:p/>
          </draw:line>
          <draw:line draw:style-name="gr4" draw:text-style-name="P1" draw:layer="layout" svg:x1="13.125cm" svg:y1="12.104cm" svg:x2="13.125cm" svg:y2="11.104cm">
            <text:p/>
          </draw:line>
          <draw:line draw:style-name="gr4" draw:text-style-name="P1" draw:layer="layout" svg:x1="11.825cm" svg:y1="11.104cm" svg:x2="13.125cm" svg:y2="11.104cm">
            <text:p/>
          </draw:line>
          <draw:frame draw:style-name="gr7" draw:text-style-name="P3" draw:layer="layout" svg:width="1.325cm" svg:height="1.673cm" svg:x="13.2cm" svg:y="8.842cm">
            <draw:text-box>
              <text:p text:style-name="P3"><text:span text:style-name="T1">...</text:span></text:p>
            </draw:text-box>
          </draw:frame>
          <draw:line draw:style-name="gr3" draw:text-style-name="P1" draw:layer="layout" svg:x1="11.025cm" svg:y1="12.504cm" svg:x2="11.025cm" svg:y2="10.504cm">
            <text:p/>
          </draw:line>
          <draw:line draw:style-name="gr4" draw:text-style-name="P1" draw:layer="layout" svg:x1="11.425cm" svg:y1="12.504cm" svg:x2="11.425cm" svg:y2="11.504cm">
            <text:p/>
          </draw:line>
          <draw:line draw:style-name="gr4" draw:text-style-name="P1" draw:layer="layout" svg:x1="12.725cm" svg:y1="12.504cm" svg:x2="12.725cm" svg:y2="11.504cm">
            <text:p/>
          </draw:line>
          <draw:line draw:style-name="gr4" draw:text-style-name="P1" draw:layer="layout" svg:x1="11.425cm" svg:y1="11.504cm" svg:x2="12.725cm" svg:y2="11.504cm">
            <text:p/>
          </draw:line>
          <draw:frame draw:style-name="gr5" draw:layer="layout" svg:width="0.9cm" svg:height="0.962cm" svg:x="13.125cm" svg:y="9.542cm">
            <draw:text-box>
              <text:p>2</text:p>
            </draw:text-box>
          </draw:frame>
          <draw:frame draw:style-name="gr5" draw:layer="layout" svg:width="0.9cm" svg:height="0.962cm" svg:x="12.725cm" svg:y="9.941cm">
            <draw:text-box>
              <text:p>1</text:p>
            </draw:text-box>
          </draw:frame>
          <draw:custom-shape draw:style-name="gr2" draw:text-style-name="P1" draw:layer="layout" svg:width="3.2cm" svg:height="3.2cm" svg:x="10.6cm" svg:y="9.703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1cm" svg:y1="12.503cm" svg:x2="11cm" svg:y2="10.503cm">
            <text:p/>
          </draw:line>
          <draw:line draw:style-name="gr4" draw:text-style-name="P1" draw:layer="layout" svg:x1="11.4cm" svg:y1="12.503cm" svg:x2="11.4cm" svg:y2="11.503cm">
            <text:p/>
          </draw:line>
          <draw:line draw:style-name="gr4" draw:text-style-name="P1" draw:layer="layout" svg:x1="12.7cm" svg:y1="12.503cm" svg:x2="12.7cm" svg:y2="11.503cm">
            <text:p/>
          </draw:line>
          <draw:line draw:style-name="gr4" draw:text-style-name="P1" draw:layer="layout" svg:x1="11.4cm" svg:y1="11.503cm" svg:x2="12.7cm" svg:y2="11.503cm">
            <text:p/>
          </draw:line>
          <draw:frame draw:style-name="gr5" draw:layer="layout" svg:width="0.9cm" svg:height="0.962cm" svg:x="13.1cm" svg:y="9.541cm">
            <draw:text-box>
              <text:p>3</text:p>
            </draw:text-box>
          </draw:frame>
          <draw:custom-shape draw:style-name="gr2" draw:text-style-name="P1" draw:layer="layout" svg:width="3.2cm" svg:height="3.2cm" svg:x="10.2cm" svg:y="10.103cm">
            <text:p/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0.6cm" svg:y1="12.903cm" svg:x2="10.6cm" svg:y2="10.903cm">
            <text:p/>
          </draw:line>
          <draw:line draw:style-name="gr4" draw:text-style-name="P1" draw:layer="layout" svg:x1="11cm" svg:y1="12.903cm" svg:x2="11cm" svg:y2="11.903cm">
            <text:p/>
          </draw:line>
          <draw:line draw:style-name="gr4" draw:text-style-name="P1" draw:layer="layout" svg:x1="12.3cm" svg:y1="12.903cm" svg:x2="12.3cm" svg:y2="11.903cm">
            <text:p/>
          </draw:line>
          <draw:line draw:style-name="gr4" draw:text-style-name="P1" draw:layer="layout" svg:x1="11cm" svg:y1="11.903cm" svg:x2="12.3cm" svg:y2="11.903cm">
            <text:p/>
          </draw:line>
          <draw:frame draw:style-name="gr5" draw:layer="layout" svg:width="0.9cm" svg:height="0.962cm" svg:x="12.7cm" svg:y="9.941cm">
            <draw:text-box>
              <text:p>2</text:p>
            </draw:text-box>
          </draw:frame>
          <draw:custom-shape draw:style-name="gr8" draw:text-style-name="P1" draw:layer="layout" svg:width="3.2cm" svg:height="3.2cm" svg:x="9.8cm" svg:y="10.502cm">
            <text:p text:style-name="P1">α,β,γ</text:p>
            <text:p text:style-name="P1">SS1, SS2</text:p>
  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layer="layout" svg:width="0.9cm" svg:height="0.962cm" svg:x="12.3cm" svg:y="10.34cm">
            <draw:text-box>
              <text:p>1</text:p>
            </draw:text-box>
          </draw:frame>
        </draw:g>
        <draw:frame draw:style-name="gr9" draw:layer="layout" svg:width="4.2cm" svg:height="2.384cm" svg:x="2.4cm" svg:y="6.9cm">
          <draw:text-box>
            <text:p>Parameter</text:p>
            <text:p>prior distributions</text:p>
          </draw:text-box>
        </draw:frame>
        <draw:line draw:style-name="gr3" draw:text-style-name="P1" draw:layer="layout" svg:x1="9cm" svg:y1="11.3cm" svg:x2="9.8cm" svg:y2="11.3cm">
          <text:p/>
        </draw:line>
        <draw:frame draw:style-name="gr10" draw:layer="layout" svg:width="2.5cm" svg:height="1.1cm" svg:x="10.3cm" svg:y="8.5cm">
          <draw:text-box>
            <text:p>Output</text:p>
          </draw:text-box>
        </draw:frame>
        <draw:line draw:style-name="gr3" draw:text-style-name="P1" draw:layer="layout" svg:x1="11.3cm" svg:y1="6.201cm" svg:x2="11.3cm" svg:y2="4.201cm">
          <text:p/>
        </draw:line>
        <draw:line draw:style-name="gr4" draw:text-style-name="P1" draw:layer="layout" svg:x1="11.7cm" svg:y1="6.201cm" svg:x2="11.7cm" svg:y2="5.201cm">
          <text:p/>
        </draw:line>
        <draw:line draw:style-name="gr4" draw:text-style-name="P1" draw:layer="layout" svg:x1="13cm" svg:y1="6.201cm" svg:x2="13cm" svg:y2="5.201cm">
          <text:p/>
        </draw:line>
        <draw:line draw:style-name="gr4" draw:text-style-name="P1" draw:layer="layout" svg:x1="11.7cm" svg:y1="5.201cm" svg:x2="13cm" svg:y2="5.201cm">
          <text:p/>
        </draw:line>
        <draw:line draw:style-name="gr3" draw:text-style-name="P1" draw:layer="layout" svg:x1="10.9cm" svg:y1="6.601cm" svg:x2="10.9cm" svg:y2="4.601cm">
          <text:p/>
        </draw:line>
        <draw:line draw:style-name="gr4" draw:text-style-name="P1" draw:layer="layout" svg:x1="11.3cm" svg:y1="6.601cm" svg:x2="11.3cm" svg:y2="5.601cm">
          <text:p/>
        </draw:line>
        <draw:line draw:style-name="gr4" draw:text-style-name="P1" draw:layer="layout" svg:x1="12.6cm" svg:y1="6.601cm" svg:x2="12.6cm" svg:y2="5.601cm">
          <text:p/>
        </draw:line>
        <draw:line draw:style-name="gr4" draw:text-style-name="P1" draw:layer="layout" svg:x1="11.3cm" svg:y1="5.601cm" svg:x2="12.6cm" svg:y2="5.601cm">
          <text:p/>
        </draw:line>
        <draw:custom-shape draw:style-name="gr8" draw:text-style-name="P1" draw:layer="layout" svg:width="3.2cm" svg:height="3.2cm" svg:x="10.1cm" svg:y="4.2cm">
          <text:p text:style-name="P1">Reference</text:p>
          <text:p text:style-name="P1">SS1, SS2</text:p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2cm" svg:y1="11.5cm" svg:x2="14.7cm" svg:y2="11.3cm">
          <text:p/>
        </draw:line>
        <draw:line draw:style-name="gr3" draw:text-style-name="P1" draw:layer="layout" svg:x1="13.3cm" svg:y1="5.8cm" svg:x2="14.7cm" svg:y2="7.9cm">
          <text:p/>
        </draw:line>
        <draw:line draw:style-name="gr11" draw:text-style-name="P1" draw:layer="layout" svg:x1="16.7cm" svg:y1="10.5cm" svg:x2="18.3cm" svg:y2="11.5cm">
          <text:p text:style-name="P1"/>
        </draw:line>
        <draw:frame draw:style-name="gr12" draw:layer="layout" svg:width="3.144cm" svg:height="0.962cm" svg:x="22.356cm" svg:y="9.9cm">
          <draw:text-box>
            <text:p>Accepted</text:p>
          </draw:text-box>
        </draw:frame>
        <draw:frame draw:style-name="gr13" draw:layer="layout" svg:width="3cm" svg:height="0.962cm" svg:x="22.3cm" svg:y="3.5cm">
          <draw:text-box>
            <text:p>Rejected</text:p>
          </draw:text-box>
        </draw:frame>
        <draw:custom-shape draw:style-name="gr2" draw:text-style-name="P1" draw:layer="layout" svg:width="3.2cm" svg:height="3.2cm" svg:x="18.8cm" svg:y="2.798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9cm" svg:height="0.962cm" svg:x="21.2cm" svg:y="2.636cm">
          <draw:text-box>
            <text:p>3</text:p>
          </draw:text-box>
        </draw:frame>
        <draw:custom-shape draw:style-name="gr8" draw:text-style-name="P1" draw:layer="layout" svg:width="3.2cm" svg:height="3.2cm" svg:x="18.3cm" svg:y="9.1cm">
          <text:p text:style-name="P1">α,β,γ</text:p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9cm" svg:height="0.962cm" svg:x="20.8cm" svg:y="8.997cm">
          <draw:text-box>
            <text:p>2</text:p>
          </draw:text-box>
        </draw:frame>
        <draw:custom-shape draw:style-name="gr14" draw:text-style-name="P1" draw:layer="layout" svg:width="5cm" svg:height="1cm" svg:x="17.8cm" svg:y="12.9cm">
          <text:p text:style-name="P1">Visualisati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2cm" svg:height="3.2cm" svg:x="18.8cm" svg:y="14.603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9.2cm" svg:y1="17.403cm" svg:x2="19.2cm" svg:y2="15.403cm">
          <text:p/>
        </draw:line>
        <draw:line draw:style-name="gr3" draw:text-style-name="P1" draw:layer="layout" svg:x1="19.2cm" svg:y1="17.403cm" svg:x2="21.7cm" svg:y2="17.403cm">
          <text:p/>
        </draw:line>
        <draw:line draw:style-name="gr4" draw:text-style-name="P1" draw:layer="layout" svg:x1="19.6cm" svg:y1="17.403cm" svg:x2="19.6cm" svg:y2="16.403cm">
          <text:p/>
        </draw:line>
        <draw:line draw:style-name="gr4" draw:text-style-name="P1" draw:layer="layout" svg:x1="20.9cm" svg:y1="17.403cm" svg:x2="20.9cm" svg:y2="16.403cm">
          <text:p/>
        </draw:line>
        <draw:line draw:style-name="gr4" draw:text-style-name="P1" draw:layer="layout" svg:x1="19.6cm" svg:y1="16.403cm" svg:x2="20.9cm" svg:y2="16.403cm">
          <text:p/>
        </draw:line>
        <draw:frame draw:style-name="gr5" draw:layer="layout" svg:width="0.9cm" svg:height="0.962cm" svg:x="21.3cm" svg:y="14.441cm">
          <draw:text-box>
            <text:p>γ</text:p>
          </draw:text-box>
        </draw:frame>
        <draw:custom-shape draw:style-name="gr2" draw:text-style-name="P1" draw:layer="layout" svg:width="3.2cm" svg:height="3.2cm" svg:x="18.4cm" svg:y="15.003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.8cm" svg:y1="17.803cm" svg:x2="18.8cm" svg:y2="15.803cm">
          <text:p/>
        </draw:line>
        <draw:line draw:style-name="gr3" draw:text-style-name="P1" draw:layer="layout" svg:x1="18.8cm" svg:y1="17.803cm" svg:x2="21.3cm" svg:y2="17.803cm">
          <text:p/>
        </draw:line>
        <draw:line draw:style-name="gr4" draw:text-style-name="P1" draw:layer="layout" svg:x1="19.2cm" svg:y1="17.803cm" svg:x2="19.2cm" svg:y2="16.803cm">
          <text:p/>
        </draw:line>
        <draw:line draw:style-name="gr4" draw:text-style-name="P1" draw:layer="layout" svg:x1="20.5cm" svg:y1="17.803cm" svg:x2="20.5cm" svg:y2="16.803cm">
          <text:p/>
        </draw:line>
        <draw:line draw:style-name="gr4" draw:text-style-name="P1" draw:layer="layout" svg:x1="19.2cm" svg:y1="16.803cm" svg:x2="20.5cm" svg:y2="16.803cm">
          <text:p/>
        </draw:line>
        <draw:frame draw:style-name="gr5" draw:layer="layout" svg:width="0.9cm" svg:height="0.962cm" svg:x="20.9cm" svg:y="14.841cm">
          <draw:text-box>
            <text:p>β</text:p>
          </draw:text-box>
        </draw:frame>
        <draw:custom-shape draw:style-name="gr2" draw:text-style-name="P1" draw:layer="layout" svg:width="3.2cm" svg:height="3.2cm" svg:x="18cm" svg:y="15.402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8.4cm" svg:y1="18.202cm" svg:x2="18.4cm" svg:y2="16.202cm">
          <text:p/>
        </draw:line>
        <draw:line draw:style-name="gr3" draw:text-style-name="P1" draw:layer="layout" svg:x1="18.4cm" svg:y1="18.202cm" svg:x2="20.9cm" svg:y2="18.202cm">
          <text:p/>
        </draw:line>
        <draw:frame draw:style-name="gr5" draw:layer="layout" svg:width="0.9cm" svg:height="0.962cm" svg:x="20.5cm" svg:y="15.24cm">
          <draw:text-box>
            <text:p>α</text:p>
          </draw:text-box>
        </draw:frame>
        <draw:frame draw:style-name="gr9" draw:layer="layout" svg:width="4.2cm" svg:height="2.384cm" svg:x="22.9cm" svg:y="15.218cm">
          <draw:text-box>
            <text:p>Parameter</text:p>
            <text:p>posterior distributions</text:p>
          </draw:text-box>
        </draw:frame>
        <draw:path draw:style-name="gr4" draw:text-style-name="P1" draw:layer="layout" svg:width="1.387cm" svg:height="1.261cm" draw:transform="skewX (0.435983247148184) rotate (1.32976635709448) translate (18.8cm 18.2cm)" svg:viewBox="0 0 1388 1262" svg:d="M0 0c1676 0 1365 86 1365 86l-328 324-104 378-35 474">
          <text:p/>
        </draw:path>
        <draw:line draw:style-name="gr3" draw:text-style-name="P1" draw:layer="layout" svg:x1="20.3cm" svg:y1="13.9cm" svg:x2="20.3cm" svg:y2="14.6cm">
          <text:p/>
        </draw:line>
        <draw:line draw:style-name="gr3" draw:text-style-name="P1" draw:layer="layout" svg:x1="20.3cm" svg:y1="12.3cm" svg:x2="20.3cm" svg:y2="12.9cm">
          <text:p/>
        </draw:line>
        <draw:frame draw:style-name="gr15" draw:text-style-name="P4" draw:layer="layout" svg:width="2.408cm" svg:height="0.985cm" svg:x="6.9cm" svg:y="10.807cm">
          <draw:text-box>
            <text:p><text:span text:style-name="T2">Model</text:span></text:p>
          </draw:text-box>
        </draw:frame>
        <draw:custom-shape draw:style-name="gr16" draw:text-style-name="P2" draw:layer="layout" svg:width="6.4cm" svg:height="1.992cm" draw:transform="rotate (1.5707963267949) translate (14.7cm 12.4cm)">
          <text:p text:style-name="P2"/>
          <draw:enhanced-geometry svg:viewBox="0 0 21600 21600" draw:glue-points="?f6 10800 10800 21600 ?f5 10800 10800 0" draw:text-areas="?f3 ?f3 ?f4 ?f4" draw:type="trapezoid" draw:modifiers="3553.3742331288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1" draw:layer="layout" svg:width="2.373cm" svg:height="2.384cm" svg:x="14.527cm" svg:y="8.016cm">
          <draw:text-box>
            <text:p text:style-name="P1">Rejec.</text:p>
            <text:p text:style-name="P1">Step</text:p>
            <text:p text:style-name="P1">τ: 10%</text:p>
          </draw:text-box>
        </draw:frame>
        <draw:custom-shape draw:style-name="gr2" draw:text-style-name="P1" draw:layer="layout" svg:width="3.2cm" svg:height="3.2cm" svg:x="18.3cm" svg:y="3.298cm">
          <text:p/>
          <draw:enhanced-geometry svg:viewBox="0 0 21600 21600" draw:path-stretchpoint-x="10800" draw:path-stretchpoint-y="10800" draw:text-areas="?f3 ?f4 ?f5 ?f6" draw:type="round-rectangle" draw:modifiers="2172.820993439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9cm" svg:height="0.962cm" svg:x="20.8cm" svg:y="3.136cm">
          <draw:text-box>
            <text:p>1</text:p>
          </draw:text-box>
        </draw:frame>
        <draw:line draw:style-name="gr18" draw:text-style-name="P1" draw:layer="layout" svg:x1="16.7cm" svg:y1="7.8cm" svg:x2="18.3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7-03T10:49:03.807919264</meta:creation-date>
    <dc:date>2015-07-29T15:59:01.595894213</dc:date>
    <dc:creator>Aurelien Luciani</dc:creator>
    <meta:editing-duration>PT3H28M8S</meta:editing-duration>
    <meta:editing-cycles>5</meta:editing-cycles>
    <meta:generator>LibreOffice/4.3.7.2$Linux_X86_64 LibreOffice_project/430$Build-2</meta:generator>
    <meta:document-statistic meta:object-count="103"/>
  </office:meta>
</office:document-meta>
</file>